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Vollkorn" svg:font-family="Vollkorn, Helvetica, Arial, sans-serif"/>
    <style:font-face style:name="apple-system" svg:font-family="apple-system, BlinkMacSystemFont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74a1"/>
    </style:style>
    <style:style style:name="P2" style:family="paragraph" style:parent-style-name="Standard">
      <style:text-properties officeooo:rsid="001bad25" officeooo:paragraph-rsid="001bad25"/>
    </style:style>
    <style:style style:name="P3" style:family="paragraph" style:parent-style-name="Standard">
      <style:text-properties officeooo:rsid="001c00c4" officeooo:paragraph-rsid="001c00c4"/>
    </style:style>
    <style:style style:name="P4" style:family="paragraph" style:parent-style-name="Standard">
      <style:text-properties officeooo:rsid="001d6cd8" officeooo:paragraph-rsid="001d6cd8"/>
    </style:style>
    <style:style style:name="P5" style:family="paragraph" style:parent-style-name="Standard">
      <style:text-properties fo:font-weight="bold" officeooo:rsid="002008fb" officeooo:paragraph-rsid="001f6136" style:font-weight-asian="bold" style:font-weight-complex="bold"/>
    </style:style>
    <style:style style:name="P6" style:family="paragraph" style:parent-style-name="Standard">
      <style:text-properties fo:font-weight="bold" officeooo:rsid="002008fb" officeooo:paragraph-rsid="002008f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008fb" officeooo:paragraph-rsid="002008fb" style:font-weight-asian="bold" style:font-weight-complex="bold"/>
    </style:style>
    <style:style style:name="P8" style:family="paragraph" style:parent-style-name="Standard">
      <style:text-properties fo:font-weight="normal" officeooo:rsid="002008fb" officeooo:paragraph-rsid="002008fb" style:font-weight-asian="normal" style:font-weight-complex="normal"/>
    </style:style>
    <style:style style:name="P9" style:family="paragraph" style:parent-style-name="Standard">
      <style:text-properties officeooo:rsid="002008fb" officeooo:paragraph-rsid="0020b135"/>
    </style:style>
    <style:style style:name="P10" style:family="paragraph" style:parent-style-name="Standard">
      <style:text-properties officeooo:rsid="0020b135" officeooo:paragraph-rsid="0020b135"/>
    </style:style>
    <style:style style:name="P11" style:family="paragraph" style:parent-style-name="Standard">
      <style:text-properties style:text-underline-style="none" fo:font-weight="normal" officeooo:rsid="0021785b" officeooo:paragraph-rsid="0021785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008fb" officeooo:paragraph-rsid="002008fb" style:font-weight-asian="normal" style:font-weight-complex="normal"/>
    </style:style>
    <style:style style:name="P13" style:family="paragraph" style:parent-style-name="Standard">
      <style:text-properties officeooo:rsid="00239f17" officeooo:paragraph-rsid="00239f17"/>
    </style:style>
    <style:style style:name="P14" style:family="paragraph" style:parent-style-name="Standard">
      <style:text-properties officeooo:rsid="00239f17" officeooo:paragraph-rsid="002442bb"/>
    </style:style>
    <style:style style:name="P15" style:family="paragraph" style:parent-style-name="Heading_20_3">
      <style:text-properties fo:font-variant="normal" fo:text-transform="none" fo:color="#403d34" style:font-name="Vollkorn" fo:letter-spacing="normal" fo:font-style="normal" fo:font-weight="bold"/>
    </style:style>
    <style:style style:name="T1" style:family="text">
      <style:text-properties officeooo:rsid="001b74a1"/>
    </style:style>
    <style:style style:name="T2" style:family="text">
      <style:text-properties officeooo:rsid="001bad25"/>
    </style:style>
    <style:style style:name="T3" style:family="text">
      <style:text-properties officeooo:rsid="001c00c4"/>
    </style:style>
    <style:style style:name="T4" style:family="text">
      <style:text-properties officeooo:rsid="001d6cd8"/>
    </style:style>
    <style:style style:name="T5" style:family="text">
      <style:text-properties officeooo:rsid="0022fc75"/>
    </style:style>
    <style:style style:name="T6" style:family="text">
      <style:text-properties officeooo:rsid="00239f17"/>
    </style:style>
    <style:style style:name="T7" style:family="text">
      <style:text-properties officeooo:rsid="002442bb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ttp://www.typescriptlang.org/</text:p>
      <text:p text:style-name="Standard"/>
      <text:p text:style-name="Standard">- <text:span text:style-name="T1">Зачем</text:span></text:p>
      <text:h text:style-name="P15" text:outline-level="3"><text:bookmark text:name="es"/>ES+</text:h>
      <text:p text:style-name="Standard"/>
      <text:p text:style-name="P13"><text:span text:style-name="T8">TypeScript</text:span> — язык программирования, представленный Microsoft в 2012 году и позиционируемый как средство разработки веб-приложений, расширяющее возможности JavaScript.</text:p>
      <text:p text:style-name="P13"/>
      <text:p text:style-name="P13">Разработчиком языка TypeScript является Андерс Хейлсберг, создавший ранее Turbo Pascal, Delphi и C#.</text:p>
      <text:p text:style-name="P13"/>
      <text:p text:style-name="P13">Спецификации языка открыты.</text:p>
      <text:p text:style-name="P13"/>
      <text:p text:style-name="P13">TypeScript является обратно совместимым с JavaScript. После компиляции программу на TypeScript можно выполнять в любом современном браузере или <text:span text:style-name="T7">в </text:span>Node.js. <text:span text:style-name="T7">Код </text:span>компилятора распространяется под лицензией Apache. </text:p>
      <text:p text:style-name="P13"/>
      <text:p text:style-name="P14"><text:span text:style-name="T7">В</text:span>озможность явного назначения типов, поддержк<text:span text:style-name="T7">а</text:span> использования полноценных классов, <text:span text:style-name="T7">п</text:span>оддержк<text:span text:style-name="T7">а</text:span> подключения модулей</text:p>
      <text:p text:style-name="P14"/>
      <text:p text:style-name="P14">повысить скорость разработки, облегчить читаемость, рефакторинг и повторное использования кода, помочь осуществлять поиск ошибок на этапе разработки и компиляции, и, возможно, ускорить выполнение программ.</text:p>
      <text:p text:style-name="Standard"/>
      <text:p text:style-name="Standard"/>
      <text:p text:style-name="P5"/>
      <text:p text:style-name="P6"/>
      <text:p text:style-name="P7">Когда использовать</text:p>
      <text:p text:style-name="P8">- Большая кодовая база</text:p>
      <text:p text:style-name="P8">- Разработчики привыкли к статически типизированным языкам</text:p>
      <text:p text:style-name="P8">- Замена для Babel</text:p>
      <text:p text:style-name="P8">- Библиотека или инфраструктура рекомендует TypeScript</text:p>
      <text:p text:style-name="P8">- Потребность в скорости ( Не нужно проверять типы)</text:p>
      <text:p text:style-name="P6"/>
      <text:p text:style-name="P7">Когда не использовать</text:p>
      <text:p text:style-name="P11">- Дополнительные действия для компиляции в javascript (определения типов для <text:s/>javascript-библиотек)</text:p>
      <text:p text:style-name="P11">- Cтранные случаи отладки (Sourcemaps)</text:p>
      <text:p text:style-name="P11">- Возможные потери производительности (у компилятора есть функции, требующие генерации дополнительного кода (наследование, перечисление, дженерики и т. д.))</text:p>
      <text:p text:style-name="P11">- необходимость максимизировать гибкость</text:p>
      <text:p text:style-name="P7"/>
      <text:p text:style-name="P12">- <text:span text:style-name="T6">Обнаружение проблем на этапе компиляции</text:span></text:p>
      <text:p text:style-name="P12">- <text:span text:style-name="T5">Полностью совместим с ES6</text:span></text:p>
      <text:p text:style-name="P12">- <text:span text:style-name="T5">Система типов опциональна</text:span></text:p>
      <text:p text:style-name="P12">- <text:span text:style-name="T5">Вывод компилятора вполне читаем</text:span></text:p>
      <text:p text:style-name="P12">- <text:span text:style-name="T6">Большая поддержка средствами разработки</text:span></text:p>
      <text:p text:style-name="P9"/>
      <text:p text:style-name="P9"/>
      <text:p text:style-name="Standard"/>
      <text:p text:style-name="Standard"><text:soft-page-break/></text:p>
      <text:p text:style-name="Standard"/>
      <text:p text:style-name="P2">Языки, компилируемые в Javascript</text:p>
      <text:p text:style-name="P2"><text:a xlink:type="simple" xlink:href="https://github.com/jashkenas/coffeescript/wiki/List-of-languages-that-compile-to-JS" text:style-name="Internet_20_link" text:visited-style-name="Visited_20_Internet_20_Link">https://github.com/jashkenas/coffeescript/wiki/List-of-languages-that-compile-to-JS</text:a></text:p>
      <text:p text:style-name="P2"/>
      <text:p text:style-name="P2">Страница чтобы «поиграться» с языком — <text:a xlink:type="simple" xlink:href="http://www.typescriptlang.org/play/" text:style-name="Internet_20_link" text:visited-style-name="Visited_20_Internet_20_Link">http://www.typescriptlang.org/play/</text:a></text:p>
      <text:p text:style-name="P2"/>
      <text:p text:style-name="Standard"/>
      <text:p text:style-name="Standard">- <text:span text:style-name="T1">общая информация (автор, создание, компилятор)</text:span></text:p>
      <text:p text:style-name="Standard"/>
      <text:p text:style-name="Standard">- <text:span text:style-name="T3">Использует все новые возможности Javascript, и может копилировать в ES3 (или более поздние версии)</text:span></text:p>
      <text:p text:style-name="Standard">- <text:span text:style-name="T3">Open source</text:span></text:p>
      <text:p text:style-name="Standard"/>
      <text:p text:style-name="Standard"/>
      <text:p text:style-name="Standard">-<text:span text:style-name="T1">Особенности</text:span></text:p>
      <text:p text:style-name="Standard"><text:tab/>- <text:span text:style-name="T1">Типы (файлы деклараций)</text:span></text:p>
      <text:p text:style-name="Standard"><text:tab/>- <text:span text:style-name="T1">Классы</text:span></text:p>
      <text:p text:style-name="Standard"><text:tab/>-<text:span text:style-name="T1">Интерфейсы</text:span></text:p>
      <text:p text:style-name="Standard"><text:tab/>-<text:span text:style-name="T1">Перечислимые типы</text:span></text:p>
      <text:p text:style-name="Standard"><text:tab/>- <text:span text:style-name="T1">Примесь?</text:span></text:p>
      <text:p text:style-name="P1"><text:tab/>- <text:span text:style-name="T1">Модули</text:span></text:p>
      <text:p text:style-name="P1">- <text:span text:style-name="T1">Кортежи</text:span></text:p>
      <text:p text:style-name="P1"/>
      <text:p text:style-name="P1">- <text:span text:style-name="T4">Настройка среды</text:span></text:p>
      <text:p text:style-name="P4">tsconfig.json</text:p>
      <text:p text:style-name="P1"/>
      <text:p text:style-name="P1">-<text:span text:style-name="T2">Плюсы</text:span></text:p>
      <text:p text:style-name="P1"><text:tab/>- <text:span text:style-name="T2">Точные описания</text:span></text:p>
      <text:p text:style-name="P1"><text:tab/>- <text:span text:style-name="T2">Область видимости свойств классов</text:span></text:p>
      <text:p text:style-name="P1"><text:tab/>- <text:span text:style-name="T2">Удобнее тестировать</text:span></text:p>
      <text:p text:style-name="P1"><text:tab/>- <text:span text:style-name="T3">Для больших приложений</text:span></text:p>
      <text:p text:style-name="P1"><text:tab/></text:p>
      <text:p text:style-name="P1">- <text:span text:style-name="T3">Минусы</text:span></text:p>
      <text:p text:style-name="P1"><text:tab/>- <text:span text:style-name="T3">При использовании внешних библиотек javascript необходимы описания сигнатур вызовов</text:span></text:p>
      <text:p text:style-name="P1"><text:tab/>- <text:span text:style-name="T3">Необходимость изучать еще один язык</text:span></text:p>
      <text:p text:style-name="P1"/>
      <text:p text:style-name="P1">-<text:span text:style-name="T2">Использование в различных технологиях</text:span></text:p>
      <text:p text:style-name="P1">-<text:span text:style-name="T2">Поддержка IDE</text:span></text:p>
      <text:p text:style-name="P3"><text:tab/>- Visual Studio Code</text:p>
      <text:p text:style-name="P3">- WebStorm/PHPStorm</text:p>
      <text:p text:style-name="P3">- Sublime text</text:p>
      <text:p text:style-name="P3">- Atom</text:p>
      <text:p text:style-name="P3">- Eclipse</text:p>
      <text:p text:style-name="P3">- Emacs</text:p>
      <text:p text:style-name="P3">- Vim</text:p>
      <text:p text:style-name="P3"/>
      <text:p text:style-name="P3"/>
      <text:p text:style-name="P10">Ссылки</text:p>
      <text:p text:style-name="P10"/>
      <text:p text:style-name="P10">https://medium.freecodecamp.org/when-should-i-use-typescript-311cb5fe801b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Vollkorn" svg:font-family="Vollkorn, Helvetica, Arial, sans-serif"/>
    <style:font-face style:name="apple-system" svg:font-family="apple-system, BlinkMacSystemFont, Arial, sans-serif"/>
    <style:font-face style:name="medium-content-serif-font" svg:font-family="medium-content-serif-font, Georgia, Cambria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0:02:23.215378172</meta:creation-date>
    <dc:date>2018-01-07T18:33:38.213933743</dc:date>
    <meta:editing-duration>PT5H52M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61" meta:word-count="310" meta:character-count="2543" meta:non-whitespace-character-count="2275"/>
  </office:meta>
</office:document-meta>
</file>